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leitung:</text:p>
      <text:p text:style-name="Standard">Herzlich willkommen zu meiner Präsentation Time-Multiplexed AoA Estimation and Ranging.</text:p>
      <text:p text:style-name="Standard">Vor drei Wochen haben wir vom Herrn Pekta bereits eine Übersicht über UWB und Ranging bekommen. </text:p>
      <text:p text:style-name="Standard">Zunächst mal zur Wiederholung: Warum ist UWB für Ranging so gut geeignet im Vergleich zu schmalbandigen Verfahren? </text:p>
      <text:p text:style-name="Standard">Für eine praktikables Ranging benötigt man sehr steile Flanken, um den Ankunftszeitpunkt eines Paketes genau bestimmen zu können. Als Faustregel kann man sich meken, dass Licht ca. 30cm pro <text:s/>ns zurück legt. Will man somit im sub m Bereich messen, braucht man Flankensteilheiten im ns Berich.</text:p>
      <text:p text:style-name="Standard">Aufgrund von diesen schmalen Pulsen können reflektierte Signale, die länger brauchen bis sie beim Empfänger ankommen, besser vom direktem Signal getrennt werden. </text:p>
      <text:p text:style-name="Standard"/>
      <text:p text:style-name="Standard">Folie1:</text:p>
      <text:p text:style-name="Standard">Ein Problem bleibt aber:</text:p>
      <text:p text:style-name="Standard">Abblockung – <text:s/>Im Bild sieht man einen typischen Fall, wo das direkte Signal von einer Person absorbiert wird und nur die Reflexionen ankommen. Blöderweise wird nun dieses Signal als LOS Pfad interpretiert. </text:p>
      <text:p text:style-name="Standard">Links sind noch die Feherquellen nach Signifikanz aufgelistet. Die Hauptfehlerquelle ist Multipath gefolgt von einem Signalstärke abhängigem Delay. <text:span text:style-name="T1">Weiters sei noch <text:s/>Rauschen und Antennendelays sowie Uhrzeitdrift erwähnt.</text:span> Wobei Quelle 2 und 4 durch Kalibierung mehr oder weniger gut eliminiert werden können.</text:p>
      <text:p text:style-name="Standard"/>
      <text:p text:style-name="Standard">Folie2:</text:p>
      <text:p text:style-name="Standard">In den Bildern sieht man die Kanalimpulsantwort in guten und schlechten Bedingungen, also LOS und NLOS. Die rote Linie markiert den vom Empfänger geschätzten Empfangszeitpunkt. Im NLOS Fall sieht man sehr gut den kleinen Peak vor der roten Linie, den der Empfänger übersehen hat. Weiters kann weitere Reflexionen sehen, die später ankommen. Jetzt stellt sich natürlich die Frage: Warum macht man den Threshold nicht kleiner. Und die Antwort ist Rauschen. Es kann nämlich auch sein, dass Rausch-Peaks fälschlicherweise als first Path erkennt werden. </text:p>
      <text:p text:style-name="Standard"/>
      <text:p text:style-name="Standard">Folie3:</text:p>
      <text:p text:style-name="Standard">Wie kann man das verbessern? Mehrere unabhängige Messungen machen und dadurch mehr Information zu gewinnen. Mitteln kann natürlich helfen aber den Bias der durch NLOS-Pfade entsteht bekommt man in der Positionsbestimmung nicht mehr weg. </text:p>
      <text:p text:style-name="Standard"/>
      <text:p text:style-name="Standard">Um das ganze ein bisschen zu verdeutlichen stellen wir uns einen Rasenroboter vor der an einer Kante entlang fährt und mit UWB seine Position bestimmt. Durch ein Hindernis wird der reflektierte Pfad empfangen und der Roboter glaubt er ist eh noch weit von der Mauer entfernt. Durch Mitteln wird die Varianz zwar verringert aber der Mittelwert wird wieder verschoben sein.</text:p>
      <text:p text:style-name="Standard"/>
      <text:p text:style-name="Standard">Ein Ansatz mehr Information zu sammeln ist der Einsatz mehrer Antennen im Empfänger oder Sender. Dadurch kann zusätzlich zum Abstand die Winkelinformation verwendet we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olie4:</text:p>
      <text:p text:style-name="Standard">Wie funktioniert nun diese Winkelmessung mit mehreren Antennen? Im Bild rechts sieht man einlaufende Wellenfronten. Weil die Welle nicht senkrecht auftrifft passiert die Welle die Antennen 1-3 später als. Diese Zeitverzögerung kann auch als eine Phasenverschiebung der einzelnen Signale zueinander interpretiert werden. </text:p>
      <text:p text:style-name="Standard">Ist man jetz an Signalen aus ein vorgegebenen Richtung interessiert <text:s/>so macht man diese Phasendrehung einfach wieder rückgängig indem man mit ehoch -j Wellenvektor mal Ortsvektor multipliziert. Diese Formel sieht kompliziert aus aber der Exponent ist nur die Phasendrehung der diesem und diesem Abstand enstpricht.</text:p>
      <text:p text:style-name="Standard">Will man aber wissen von welcher Richtung das Signal kommt, berechnet man für alle möglichen Richtungen die Signalstärke und nimmt die Richtung mit der größten Leistung.</text:p>
      <text:p text:style-name="Standard"/>
      <text:p text:style-name="Standard">Folie5:</text:p>
      <text:p text:style-name="Standard">Harwaretechnisch kann so ein Antennen array mit Beamforming grundsätzlich auf drei verschiedene Varianten aufgebaut werden. Also Analog, Digital und Hybird. </text:p>
      <text:p text:style-name="Standard"/>
      <text:p text:style-name="Standard">Bei der Analogen variante wird die Phasendrehung mit elektronischen phasenschiebern umgesetzt und erst später heruntergemischt und digitalisiert. Das ist die billigste Variante. </text:p>
      <text:p text:style-name="Standard"/>
      <text:p text:style-name="Standard">Am flexibelsten ist jedoch eine komplett digitale Implementierung, bei der jede Antenne einen ADC speist. Dadurch kann nachher per Software Beamforming gerechnet werden. Wichtig ist, dass alle Mischer und ADCs vom gleichen Oszillator gespeist werden, weil sonst die Empfangenen Phasen zueinander keinen Bezug haben. Ein sehr großer Nachteil ist natürlich der große HW Aufwand.</text:p>
      <text:p text:style-name="Standard"/>
      <text:p text:style-name="Standard">Folie6:</text:p>
      <text:p text:style-name="Standard">Alle bisherigen veröffentlichten Arbeiten haben die digitale Variante implementiert und somit jeder einen Transceiver spendiert. Wie man hier sehen kann werden beide DW1000 ICs vom selben Oszilllator versorgt. Diese Implementierungen skalieren sehr schlecht,weil pro Antenne ein Transceiver benötigt wird. Um eine Größenordnung dafür zu bekommen: Ein DW1000 IC kostet ca. 8-10 Euro bei Mengenabnahme.</text:p>
      <text:p text:style-name="Standard"/>
      <text:p text:style-name="Standard">Folie7:</text:p>
      <text:p text:style-name="Standard">Um den Hardwareaufwand zu reduzieren kann man das Empfangen an verschiedenen Antennen in der Zeit multiplexen. Daher der Name „Time multiplexed AoA“. Nun wie funktioniert dieses Verfahren?</text:p>
      <text:p text:style-name="Standard">Wie beim normalen DSTWR werden wieder Pakete zwischen Tag und Anchor ausgetauscht. Am Tag sind über einen RF-Switch 4 Antennen angeschlossen. Der Anchor hat nur eine Antenne. Das Ranging-Schema funktioniert nun wiefolgt:</text:p>
      <text:p text:style-name="Standard">Der Tag sendet eine sogenannte request Nachricht an den Anchor. Dieser antwortet mit vier Response Nachrichten. Das Besondere an dem Ganzen ist jetzt, dass nach jedem Empfangen zur nächsten Antenne umgeschaltet wird. Dadurch werden in summe vier verschiedene Phasenmessungen gemacht. Aber es gibt einen Hak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olie8:</text:p>
      <text:p text:style-name="Standard">In der vorigen Folie bin ich davon ausgegangen, dass Anchor und Tag die gleiche Zeitbasis haben. In der Realität werden die Oszillatoren der beiden jedoch mit der Zeit auseinander driften, weil günstige Quarzoszillatoren immer Schwankungen unterworfen sind. </text:p>
      <text:p text:style-name="Standard"/>
      <text:p text:style-name="Standard">In der Abbildung sind mehrere Zeitbasen auf Zahlengeraden dargestellt. In der Mitte ist die „Wahre“ Zeit dargestellt. Diese Zeitbasis ist die Uhrzeit einer fiktiven idealen Uhr ohne Fehler. Die gemessene Zeit im Anchor ist im allgemeinen eine unbekannte Funktion in Abhängigkeit von der wahren Zeit. Dasselbe gilt für die gemessene Uhrzeit im Anchor. </text:p>
      <text:p text:style-name="Standard">In der Praxis ist man aber einer hoffentlich bijektiven Abbildung <text:s/>tau(t) interessiert da die wahre Zeit nicht bekannt ist.</text:p>
      <text:p text:style-name="Standard">Man muss sich zunächst einmal die Frage wie wird Zeit eigentlich gemessen. Ganz allgemein formuliert ist die Zeit immer proportional zur Phase eines Oszillators. Der Oszillator kann zum Beispiel das System Erde Sonne sein. Die konstante cphi gibt an wieviele Sekunden pro rad Phasenänderung vergehen. Bei einem Pendel mit einer Schwingung pro Sekunde wäre diese Konstante 1/2pi. Im folgenden wird die Tagzeit und Phase mit Tau und phi gekennzeichnet und die Anchor Zeit und Phase mit t und p. Der Phasenunterschied nach einer Zeitspanne t0 ist somit die differenz der beiden Funktionen am Zeitpunkt t0.</text:p>
      <text:p text:style-name="Standard"/>
      <text:p text:style-name="Standard">Folie 9:</text:p>
      <text:p text:style-name="Standard">Um das Problem zu verdeutlichen hier ein realistisches Beispiel mit einer Trägerfrequenz von 4,5Ghz und 10 ppm Fequenzfehler. Nach 5us ist der Phasenunterschied von Anchor und Tag bereits 0.45 mal 2pi. Zur Erinnerung bei AoA werden die phasenunterschiede zwischen zwei Messungen ausgewertet. Das bedeutet dieser systematische Fehler in der selben Größenordung als der zu messende Phasenunterschied. Um dies zu verdeutliche ist in der Abblildung eine hilfreiche Analogie dargestellt:<text:line-break/>Der rote Sekundenzeiger zeigt die Phase des Oszillators an und der schwarze Minutenzeiger zeigt die gemessene Uhrzeit in us an. Nach 5 us Zeigen beide fast die gleiche Uhrzeit an. Die Phase unterscheidet sich aber um fasst eine halbe Periode. </text:p>
      <text:p text:style-name="Standard">Wie bei einer echten Uhr sind der Sekunden und Minutenzeiger über das Uhrwerk verbunden. Die Übersetzung des Uhrwerk entspricht dem Faktor c phi. </text:p>
      <text:p text:style-name="Standard">Berechnet man die Phasenabweichung nach 2500 us erkennt man das ein Oszillator um 112,5 Schwingungen mehr gemacht hat. Die Wahl von 2500 us ist nicht zufällig, denn das ist genau die Zeitspanne zwischen zwei response Nachrichten. Ohne Kompensation dieses Uhrendrifts sind die Phasenmessungen fast gleichverteilte Zufallsvariablen.</text:p>
      <text:p text:style-name="Standard"/>
      <text:p text:style-name="Standard">Folie10: </text:p>
      <text:p text:style-name="Standard">Um dies zu lösen nehmen wir an dass die beiden Uhren in kurzen Zeitintervallen konstanten Frequenzunterschied haben und daher die Funktion Tau(t) eine lineare ist. Der Parameter <text:s/>a beschreibt den Frequenzunterschied und der Parameter b den initialen Uhrzeit oder Phasenunterschied.</text:p>
      <text:p text:style-name="Standard">Die Phase des empfangenen Signals des Tags setzt sich zusammen aus dem Phasenunterschied aufgrund des zurück gelegten Weges, </text:p>
      <text:p text:style-name="Standard">dem Phasenunterschied proportional zum Einfallswinkel und der initialen Phase des Senders. In unserem Fall wäre dies der Anchor. </text:p>
      <text:p text:style-name="Standard">Das Wichtige ist: Alle Phasen sind in der Tag Zeitbasis dargestellt. Die Phase des Senders ist aber nur in der Anchor Zeitbasis bekannt. Deshalb das Uhrenmodell eingesetzt und es kommen nur noch bekannte Phasen vor. </text:p>
      <text:p text:style-name="Standard">Umgeformt auf phi_AoA erhält man Gleichung 10. Der Kompensationsterm besteht aus einem für alle Antennen gleichen Teil.und einem Teil, der von der Phase des Senders abhängt und somit für jede Antenne unerschiedlich ist. </text:p>
      <text:p text:style-name="Standard">Man kann zeigen, dass ein über alle antennen konstanter Phasenoffset keinen Einfluss auf den AoA <text:soft-page-break/>hat. Nur wie bekommt man die Uhrenparameter a und b?</text:p>
      <text:p text:style-name="Standard"/>
      <text:p text:style-name="Standard">Folie11-1:</text:p>
      <text:p text:style-name="Standard">Betrachtet immer nur die Pakete Request und Resp0 erhält man wieder normales Two-Way-Ranging mit einer Antenne. Die Empfangszeit ist immer die Sendezeit plus die ToF. </text:p>
      <text:p text:style-name="Standard">Hier betrachten wir alles <text:s/>wieder im Tag Zeitsystem. Daher werden die hier rot markierten Timestamps wieder mit dem Uhrenmodell durch tatsächlich vom Anchor gemessene Timestamps ersetzt. </text:p>
      <text:p text:style-name="Standard"/>
      <text:p text:style-name="Standard">Subtrahiert man nun 12 von 13 erhält man diese Gleichung mit Messwerten und den unbekannten Parametern a und b. </text:p>
      <text:p text:style-name="Standard">Für mehrere aufeinanderfolgende Zyklen erhält man das Lineare Modell. Die allgemein bekannte LS-Lösung liefert nun den Parametervektor Theta.</text:p>
      <text:p text:style-name="Standard"/>
      <text:p text:style-name="Standard">Folie13: </text:p>
      <text:p text:style-name="Standard">Kurz zusammengefasst: Basierend auf den letzten M Ranging-Zyklen werden aus den Zeitstempeln die Uhrenparameter geschätzt. Basierend auf diesen Parametern können nun die gemessenen Phasen kompensiert, und der AoA geschätzt werden.</text:p>
      <text:p text:style-name="Standard"/>
      <text:p text:style-name="Standard">Folie 14:</text:p>
      <text:p text:style-name="Standard">Für den Testaufbau wurde ein Qorvo DW1000 UWB transceiver verwendet. Dieser unterstüzt sechs <text:s/>Kanäle im Bereich von 3,5 bis 6,5GHz und tastet mit einer Frequenz Ghz ab. Die vier Antennen haben einen Abstand von lambda/2 und sind an einer Plexiglasplatte angeklebt. Insgesamt wurden drei Messungen aufgenommen:</text:p>
      <text:p text:style-name="Standard">Eine Referenzmessung mit nur einer Antenne am Tag, um den verbleibenden Phasenfehler nach Kompensation zu messen. Werden alle Nachrichten an der selben Antenne empfangen, so ist der erwartete Phasenunterschied zwischen den Nachrichten null. Dadurch kann man direkt den Phasenfehler aufgrund der nicht perfekten Uhrenmodells messen.</text:p>
      <text:p text:style-name="Standard"/>
      <text:p text:style-name="Standard">Eine Messung, wo das Antennen-Array auf einen Drehtisch gestellt, wodurch sich der wahre AoA sehr genau einstellbar ist. Die Differenz zwischen wahren und gemessenen AoA ist dann der Winkelfehler.</text:p>
      <text:p text:style-name="Standard"/>
      <text:p text:style-name="Standard">Zu guter letzt wurde noch kobiniertes Ranging und AoA demonstriert. Der Anchor wurde auf einem Lego Zug montiert, der eine geschlossene Strecke abfährt. Mithilfe vom AoA und der Distanz kann die Position des Anchors in 2D bestimmt werden.</text:p>
      <text:p text:style-name="Standard"/>
      <text:p text:style-name="Standard">Folie15:</text:p>
      <text:p text:style-name="Standard">Im linken Bild sieht man die Phasenfehler der response Pakete dargestellt. Man sieht, dass trotz Phasenkorrekur die Phase von Paket zu Paket zunimmt, was auf einen verbleibenden Clock-Drift hindeutet.</text:p>
      <text:p text:style-name="Standard">Rechts ist der Phasenfehler über die Anzahl der zur Uhrenparameterschätzung benzutzten Ranging-Zyklen. </text:p>
      <text:p text:style-name="Standard">Benuzt man sehr wenige Zyklen, so hat man eine hohe Varianz der Parameter und somit einen größeren Fehler. </text:p>
      <text:p text:style-name="Standard">Benutzt man sehr viele Zyklen wird der Modellfehler immer größer. Für M=9 war der RMS Fehler am geringsten.</text:p>
      <text:p text:style-name="Standard"/>
      <text:p text:style-name="Standard"/>
      <text:p text:style-name="Standard"/>
      <text:p text:style-name="Standard"/>
      <text:p text:style-name="Standard"/>
      <text:p text:style-name="Standard"><text:soft-page-break/>Folie 16:</text:p>
      <text:p text:style-name="Standard">Hier ist der gemessene AoA über dem wahren AoA aufgetragen und man sieht, dass diese Methode in einem bereich von +-45 grad sehr gut funktioniert. In diesem Bereich liegen 60 Prozent der Messwerte innerhalb von 5 Grad Fehler. </text:p>
      <text:p text:style-name="Standard">Bei größeren Winkeln kann es aufgrund der Nichtlinearen Beziehung zwischen AoA und Phase zu einem Wrap-Around-Effekt kommen. Dieser kommt aber auch in Systemen mit mehreren Empfängern vor.</text:p>
      <text:p text:style-name="Standard"/>
      <text:p text:style-name="Standard">Folie 17:</text:p>
      <text:p text:style-name="Standard">Hier sieht man das Ergebnis der Messung mit dem Lego-Zug. Der wahre zurück gelegte Pfad ist dieses orange Dreieck. Man kann sehr gut erkennen, dass die Distanz genauer ist als der gemessene Winkel. </text:p>
      <text:p text:style-name="Standard">Nichtsdestotrotz ist die Winkelinformation eine wertvolle zusätzliche Information, die die Positionsgenauigkeit positive beeinflusst.</text:p>
      <text:p text:style-name="Standard"/>
      <text:p text:style-name="Standard">Folie 18:</text:p>
      <text:p text:style-name="Standard">Welche Schlussfolgerungen können wir nun ziehen?</text:p>
      <text:p text:style-name="Standard">Das Verfahren ist Praktisch umsetzbar und funktioniert</text:p>
      <text:p text:style-name="Standard">Gute Genauigkeit</text:p>
      <text:p text:style-name="Standard">Sehr große hardwarereduktion</text:p>
      <text:p text:style-name="Standard"/>
      <text:p text:style-name="Standard">Was ist noch zu Verbessern?</text:p>
      <text:p text:style-name="Standard">Die Uhrenparameterschätzung könnte noch verbessert werden. Aufbau eines Demonstrator mit meheren Anchors, welcher die Winkelinformation für eine bessere Positionsschätzung benutzt.</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ärzinger</meta:initial-creator>
    <meta:creation-date>2023-04-27T12:29:26.17</meta:creation-date>
    <dc:date>2023-05-02T08:07:28.39</dc:date>
    <dc:creator>David Märzinger</dc:creator>
    <meta:editing-duration>P4DT19H37M56S</meta:editing-duration>
    <meta:editing-cycles>14</meta:editing-cycles>
    <meta:generator>OpenOffice/4.1.14$Win32 OpenOffice.org_project/4114m1$Build-9811</meta:generator>
    <meta:printed-by>David Märzinger</meta:printed-by>
    <meta:print-date>2023-05-02T08:05:21.18</meta:print-date>
    <meta:document-statistic meta:table-count="0" meta:image-count="0" meta:object-count="0" meta:page-count="5" meta:paragraph-count="76" meta:word-count="1836" meta:character-count="12578"/>
  </office:meta>
</office:document-meta>
</file>